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ecf7" officeooo:paragraph-rsid="001aecf7"/>
    </style:style>
    <style:style style:name="P2" style:family="paragraph" style:parent-style-name="Standard">
      <style:text-properties officeooo:rsid="001c4858" officeooo:paragraph-rsid="001c4858"/>
    </style:style>
    <style:style style:name="P3" style:family="paragraph" style:parent-style-name="Standard">
      <style:text-properties officeooo:rsid="001c4858" officeooo:paragraph-rsid="001da670"/>
    </style:style>
    <style:style style:name="P4" style:family="paragraph" style:parent-style-name="Standard">
      <style:text-properties officeooo:paragraph-rsid="001da670"/>
    </style:style>
    <style:style style:name="P5" style:family="paragraph" style:parent-style-name="Standard">
      <style:text-properties officeooo:paragraph-rsid="002025d0"/>
    </style:style>
    <style:style style:name="P6" style:family="paragraph" style:parent-style-name="Standard">
      <style:text-properties officeooo:paragraph-rsid="002160af"/>
    </style:style>
    <style:style style:name="P7" style:family="paragraph" style:parent-style-name="Standard">
      <style:text-properties officeooo:paragraph-rsid="00230e81"/>
    </style:style>
    <style:style style:name="P8" style:family="paragraph" style:parent-style-name="Standard">
      <style:paragraph-properties fo:text-align="center" style:justify-single-word="false"/>
      <style:text-properties officeooo:rsid="00230e81" officeooo:paragraph-rsid="00230e81"/>
    </style:style>
    <style:style style:name="P9" style:family="paragraph" style:parent-style-name="Standard">
      <style:text-properties fo:font-style="italic" officeooo:rsid="00230e81" officeooo:paragraph-rsid="00230e81" style:font-style-asian="italic" style:font-style-complex="italic"/>
    </style:style>
    <style:style style:name="T1" style:family="text">
      <style:text-properties officeooo:rsid="001c4858"/>
    </style:style>
    <style:style style:name="T2" style:family="text">
      <style:text-properties officeooo:rsid="001da670"/>
    </style:style>
    <style:style style:name="T3" style:family="text">
      <style:text-properties officeooo:rsid="001f0c6c"/>
    </style:style>
    <style:style style:name="T4" style:family="text">
      <style:text-properties fo:font-style="normal" officeooo:rsid="001f0c6c" style:font-style-asian="normal" style:font-style-complex="normal"/>
    </style:style>
    <style:style style:name="T5" style:family="text">
      <style:text-properties fo:font-style="normal" officeooo:rsid="002025d0" style:font-style-asian="normal" style:font-style-complex="normal"/>
    </style:style>
    <style:style style:name="T6" style:family="text">
      <style:text-properties fo:font-style="normal" officeooo:rsid="002160af" style:font-style-asian="normal" style:font-style-complex="normal"/>
    </style:style>
    <style:style style:name="T7" style:family="text">
      <style:text-properties fo:font-style="normal" officeooo:rsid="00230e81" style:font-style-asian="normal" style:font-style-complex="normal"/>
    </style:style>
    <style:style style:name="T8" style:family="text">
      <style:text-properties fo:font-style="normal" style:text-underline-style="solid" style:text-underline-width="auto" style:text-underline-color="font-color" officeooo:rsid="00230e81" style:font-style-asian="normal" style:font-style-complex="normal"/>
    </style:style>
    <style:style style:name="T9" style:family="text">
      <style:text-properties fo:font-style="normal" style:text-underline-style="none" officeooo:rsid="00230e81" style:font-style-asian="normal" style:font-style-complex="normal"/>
    </style:style>
    <style:style style:name="T10" style:family="text">
      <style:text-properties officeooo:rsid="002025d0"/>
    </style:style>
    <style:style style:name="T11" style:family="text">
      <style:text-properties officeooo:rsid="002160af"/>
    </style:style>
    <style:style style:name="T12" style:family="text">
      <style:text-properties officeooo:rsid="00230e81"/>
    </style:style>
    <style:style style:name="T13" style:family="text">
      <style:text-properties style:text-underline-style="none" officeooo:rsid="00230e81"/>
    </style:style>
    <style:style style:name="T14" style:family="text">
      <style:text-properties fo:font-style="italic" officeooo:rsid="00230e81" style:font-style-asian="italic" style:font-style-complex="italic"/>
    </style:style>
    <style:style style:name="T15" style:family="text">
      <style:text-properties fo:font-style="italic" style:text-underline-style="none" officeooo:rsid="00230e81"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sign Statement</text:p>
      <text:p text:style-name="P1"/>
      <text:p text:style-name="P4"><text:span text:style-name="T1">While incorporating color variation, our project mainly explores shapes in our project with certain level of predictability. In the following design statement, we will first introduce the calling and product of the procedure as well as its purpose. Second, we will delve deeper into the</text:span><text:bookmark text:name="elements-and-principles-of-two-dimensional-design"/><text:span text:style-name="T1"> e</text:span>lements and <text:span text:style-name="T12">p</text:span>rinciples of <text:span text:style-name="T12">t</text:span>wo <text:span text:style-name="T12">d</text:span>imensional <text:span text:style-name="T12">d</text:span>esign <text:span text:style-name="T2">used in our procedure. Then we will evaluate the colors used in forming the products of the procedure and give a summary of the implications of our procedure.</text:span></text:p>
      <text:p text:style-name="P4"/>
      <text:p text:style-name="P3">When the user calls our procedure, he/she will input three parameters, a number between 1~999, the width and the height of the image generated. <text:span text:style-name="T2">Our main idea is to develop the procedure into a game which users can play it by making successive calls with different first parameter. The game has five levels and each correspond to 10 of the possible 1000 pictures. First the user start with the starting picture and get the clue from the picture generated to guess the index(the first parameter) of the next picture he/she is supposed to call. By calling right pictures in turn the user can pass five levels(that is 50 key pictures) and reach the final picture. However, if the user make the wrong call, the picture generated will be clearly different than expected thus can inform the user that he/she has made the wrong call.</text:span></text:p>
      <text:p text:style-name="P3"/>
      <text:p text:style-name="P5"><text:span text:style-name="T3">In our project we intend to use several design elements such as </text:span><text:span text:style-name="Emphasis"><text:span text:style-name="T1">Picture plane, </text:span></text:span><text:span text:style-name="Emphasis">Positive space/shape, Negative space/shape, Line, Value, </text:span><text:span text:style-name="Emphasis"><text:span text:style-name="T4">and</text:span></text:span><text:span text:style-name="Emphasis"><text:span text:style-name="T3"> </text:span></text:span><text:span text:style-name="Emphasis">Color. </text:span><text:span text:style-name="Emphasis"><text:span text:style-name="T4">The fifty pictures representing five levels will be in the form of magic circles with five kinds of patterns and the rest pictures will be in the form of a </text:span></text:span><text:span text:style-name="Emphasis"><text:span text:style-name="T5">magic tree. (more specific please see technique statement).</text:span></text:span></text:p>
      <text:p text:style-name="P5"/>
      <text:p text:style-name="P6"><text:span text:style-name="T10">Also we will follow various design principles such as </text:span><text:span text:style-name="Emphasis">Balance, Unity and Variety, Scale, Proportion, </text:span><text:span text:style-name="Emphasis"><text:span text:style-name="T6">and</text:span></text:span><text:span text:style-name="Emphasis"> Rhythm. </text:span><text:span text:style-name="Emphasis"><text:span text:style-name="T5">Our pictures will be in certain </text:span></text:span>symmetry <text:span text:style-name="T10">with</text:span> imbalance <text:span text:style-name="T10">in some point(</text:span><text:span text:style-name="Emphasis"><text:span text:style-name="T10">Balance</text:span></text:span><text:span text:style-name="T10">). The pattern of the picture generated will include </text:span>grouping, repetition, proximity, continuity, pattern and grid<text:span text:style-name="T10">(</text:span><text:span text:style-name="Emphasis"><text:span text:style-name="T10">Unity and Variety</text:span></text:span><text:span text:style-name="T10">)</text:span>. <text:span text:style-name="T10">Also part of the picture will contain concentric geometric drawings(</text:span><text:span text:style-name="Emphasis"><text:span text:style-name="T10">Scale</text:span></text:span><text:span text:style-name="T10">). Meanwhile, users are expected to see different patterns(lines, squares, circles) with different sizes(</text:span><text:span text:style-name="Emphasis"><text:span text:style-name="T10">Proportion</text:span></text:span><text:span text:style-name="T10">) and </text:span>multiple units in a deliberate pattern<text:span text:style-name="T11">(</text:span><text:span text:style-name="Emphasis"><text:span text:style-name="T11">Rhythm</text:span></text:span><text:span text:style-name="T11">) present in one picture. (To understand more specifically, please see the attached </text:span>sketch<text:span text:style-name="T11">es</text:span> <text:span text:style-name="T11">of </text:span>images<text:span text:style-name="T11">)</text:span></text:p>
      <text:p text:style-name="P6"/>
      <text:p text:style-name="P7"><text:span text:style-name="T11">After studying the color theory, we plan to give each ten of the 50 key pictures a theme color while using the same theme color in the rest of the pictures(all of the pictures will use dark colors, that is a colors with small </text:span><text:span text:style-name="Emphasis">Value,</text:span><text:span text:style-name="T11"> as base colors). The corresponding theme colors of each of five levels will be green, red, yellow, blue and white(</text:span><text:span text:style-name="Emphasis">Primary colors </text:span><text:span text:style-name="Emphasis"><text:span text:style-name="T6">and</text:span></text:span><text:span text:style-name="Emphasis"><text:span text:style-name="T11"> </text:span></text:span><text:span text:style-name="Emphasis">Secondary colors</text:span><text:span text:style-name="T11">) with the other pictures use pink-purple as a theme color. Each of the theme color is intend to be considerably bright, that is with large </text:span><text:span text:style-name="Emphasis">Saturation. </text:span><text:span text:style-name="Emphasis"><text:span text:style-name="T7">Because in our pictures we will use <text:s/>primarily lines and hollow graphics than color blocks, the user can interpret the pictures as drawing with pens on a paper.</text:span></text:span></text:p>
      <text:p text:style-name="P7"/>
      <text:p text:style-name="P7"><text:span text:style-name="Emphasis"><text:span text:style-name="T7">In conclusion, our project is intend to engage the people who call our procedure in the game while showing them magical pictures. For more technical details and illustrations please read the technique statement and see the sketched images.</text:span></text:span></text:p>
      <text:p text:style-name="P7"/>
      <text:p text:style-name="P7"><text:span text:style-name="Emphasis"><text:span text:style-name="T7">Reference:</text:span></text:span></text:p>
      <text:p text:style-name="P7"><text:span text:style-name="Emphasis"><text:span text:style-name="T14">www.cs.grinnell.edu/~klingeti/courses/f2016/csc151/assignments/projectdesign statement technique statement</text:span></text:span></text:p>
      <text:p text:style-name="P9">http://www.cs.grinnell.edu/~klingeti/courses/f2016/csc151/readings/design-elements-reading.html</text:p>
      <text:p text:style-name="P7"><text:span text:style-name="Emphasis"><text:span text:style-name="T14">http://www.cs.grinnell.edu/~klingeti/courses/f2016/csc151/readings/design-and-color-reading.html</text:span></text:span></text:p>
      <text:p text:style-name="P7"><text:span text:style-name="Emphasis"><text:span text:style-name="T15">http://www.bartleby.com/141/strunk5.html</text:span></text:span></text:p>
      <text:p text:style-name="P7"><text:soft-page-break/><text:span text:style-name="Emphasis"><text:span text:style-name="T7"/></text:span></text:p>
      <text:p text:style-name="P4"><text:span text:style-name="Emphasis"/></text:p>
      <text:p text:style-name="P2"/>
      <text:p text:style-name="P1"/>
      <text:p text:style-name="P1"/>
      <text:p text:style-name="P1">technique statement</text:p>
      <text:p text:style-name="P1"/>
      <text:p text:style-name="P1">We will split the number the user put in into three parts: the hundreds digit, the tens digit, and the units digit, and each of them will control a certain character of our image.</text:p>
      <text:p text:style-name="P1"/>
      <text:p text:style-name="P1">We will mainly use GIMP tools, turtle and image-comput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6:46:06.946413763</meta:creation-date>
    <meta:generator>LibreOffice/4.3.3.2$Linux_X86_64 LibreOffice_project/430m0$Build-2</meta:generator>
    <dc:date>2016-11-12T18:25:02.492466168</dc:date>
    <meta:editing-duration>PT22M24S</meta:editing-duration>
    <meta:editing-cycles>2</meta:editing-cycles>
    <meta:document-statistic meta:table-count="0" meta:image-count="0" meta:object-count="0" meta:page-count="2" meta:paragraph-count="15" meta:word-count="591" meta:character-count="3899" meta:non-whitespace-character-count="3322"/>
  </office:meta>
</office:document-meta>
</file>